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354in" table:align="left"/>
    </style:style>
    <style:style style:name="Table1.A" style:family="table-column">
      <style:table-column-properties style:column-width="1.9in"/>
    </style:style>
    <style:style style:name="Table1.B" style:family="table-column">
      <style:table-column-properties style:column-width="2.035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fe8f0" officeooo:paragraph-rsid="001fe8f0"/>
    </style:style>
    <style:style style:name="P2" style:family="paragraph" style:parent-style-name="Standard">
      <style:text-properties officeooo:paragraph-rsid="001fe8f0"/>
    </style:style>
    <style:style style:name="P3" style:family="paragraph" style:parent-style-name="Text_20_body">
      <style:text-properties officeooo:rsid="001fe8f0" officeooo:paragraph-rsid="001fe8f0"/>
    </style:style>
    <style:style style:name="P4" style:family="paragraph" style:parent-style-name="Text_20_body" style:list-style-name="L7">
      <style:text-properties officeooo:rsid="001fe8f0" officeooo:paragraph-rsid="001fe8f0"/>
    </style:style>
    <style:style style:name="P5" style:family="paragraph" style:parent-style-name="Text_20_body" style:list-style-name="L8">
      <style:text-properties officeooo:rsid="001fe8f0" officeooo:paragraph-rsid="001fe8f0"/>
    </style:style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>
      <style:text-properties officeooo:rsid="0021754e" officeooo:paragraph-rsid="0021754e"/>
    </style:style>
    <style:style style:name="P9" style:family="paragraph" style:parent-style-name="Text_20_body">
      <style:text-properties officeooo:paragraph-rsid="0021754e"/>
    </style:style>
    <style:style style:name="P10" style:family="paragraph" style:parent-style-name="Text_20_body">
      <style:text-properties officeooo:rsid="002329d1" officeooo:paragraph-rsid="002329d1"/>
    </style:style>
    <style:style style:name="P11" style:family="paragraph" style:parent-style-name="Text_20_body" style:list-style-name="L9"/>
    <style:style style:name="P12" style:family="paragraph" style:parent-style-name="Text_20_body">
      <style:text-properties officeooo:paragraph-rsid="002329d1"/>
    </style:style>
    <style:style style:name="P13" style:family="paragraph" style:parent-style-name="Text_20_body" style:list-style-name="L10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T1" style:family="text">
      <style:text-properties officeooo:rsid="001fe8f0"/>
    </style:style>
    <style:style style:name="T2" style:family="text">
      <style:text-properties officeooo:rsid="0021754e"/>
    </style:style>
    <style:style style:name="T3" style:family="text">
      <style:text-properties officeooo:rsid="002329d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 reference module <text:line-break/>-----------------------------</text:p>
      <text:p text:style-name="P1"/>
      <text:p text:style-name="P2"><text:span text:style-name="T1">Product<text:line-break/></text:span><text:line-break/><text:line-break/><text:span text:style-name="T1">model → producy model match</text:span><text:lin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umhara Model</text:p>
            </table:table-cell>
            <table:table-cell table:style-name="Table1.A1" office:value-type="string">
              <text:p text:style-name="Table_20_Heading">Product Module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library.book</text:span></text:p>
          </table:table-cell>
          <table:table-cell table:style-name="Table1.A1" office:value-type="string">
            <text:p text:style-name="Table_20_Contents"><text:span text:style-name="Source_20_Text">product.produc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ok.category</text:span></text:p>
          </table:table-cell>
          <table:table-cell table:style-name="Table1.A1" office:value-type="string">
            <text:p text:style-name="Table_20_Contents"><text:span text:style-name="Source_20_Text">product.category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edition</text:span> (price, quantity)</text:p>
          </table:table-cell>
          <table:table-cell table:style-name="Table1.A1" office:value-type="string">
            <text:p text:style-name="Table_20_Contents">Product varian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ice</text:span> field</text:p>
          </table:table-cell>
          <table:table-cell table:style-name="Table1.A1" office:value-type="string">
            <text:p text:style-name="Table_20_Contents"><text:span text:style-name="Source_20_Text">list_pric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image_1920</text:span></text:p>
          </table:table-cell>
          <table:table-cell table:style-name="Table1.A1" office:value-type="string">
            <text:p text:style-name="Table_20_Contents">Product image</text:p>
          </table:table-cell>
        </table:table-row>
        <table:table-row>
          <table:table-cell table:style-name="Table1.A1" office:value-type="string">
            <text:p text:style-name="Table_20_Contents">Many2one category</text:p>
          </table:table-cell>
          <table:table-cell table:style-name="Table1.A1" office:value-type="string">
            <text:p text:style-name="Table_20_Contents">Product → Category relation</text:p>
          </table:table-cell>
        </table:table-row>
        <table:table-row>
          <table:table-cell table:style-name="Table1.A1" office:value-type="string">
            <text:p text:style-name="Table_20_Contents">Many2many</text:p>
          </table:table-cell>
          <table:table-cell table:style-name="Table1.A1" office:value-type="string">
            <text:p text:style-name="Table_20_Contents">Product attributes</text:p>
          </table:table-cell>
        </table:table-row>
        <table:table-row>
          <table:table-cell table:style-name="Table1.A1" office:value-type="string">
            <text:p text:style-name="Table_20_Contents">Compute fields</text:p>
          </table:table-cell>
          <table:table-cell table:style-name="Table1.A1" office:value-type="string">
            <text:p text:style-name="Table_20_Contents">Stock quantity compute</text:p>
          </table:table-cell>
        </table:table-row>
      </table:table>
      <text:p text:style-name="P1"/>
      <text:p text:style-name="P1"/>
      <text:p text:style-name="P1"/>
      <text:p text:style-name="P1"/>
      <text:p text:style-name="P1">Model reference</text:p>
      <text:p text:style-name="P1">------------------------</text:p>
      <text:p text:style-name="P1"/>
      <text:p text:style-name="P1">addons/product/models/product_template.py</text:p>
      <text:p text:style-name="P1">addons/product/models/product_product.py</text:p>
      <text:p text:style-name="P1"/>
      <text:p text:style-name="P2"/>
      <text:list text:style-name="L7">
        <text:list-item>
          <text:p text:style-name="P6">fields.Many2one</text:p>
        </text:list-item>
        <text:list-item>
          <text:p text:style-name="P6">fields.Many2many</text:p>
        </text:list-item>
        <text:list-item>
          <text:p text:style-name="P6">compute fields</text:p>
        </text:list-item>
        <text:list-item>
          <text:p text:style-name="P6">@api.depends</text:p>
        </text:list-item>
        <text:list-item>
          <text:p text:style-name="P6">create() &amp; write() override</text:p>
        </text:list-item>
        <text:list-item>
          <text:p text:style-name="P4">field.Char</text:p>
        </text:list-item>
      </text:list>
      <text:p text:style-name="P3"/>
      <text:p text:style-name="P3">Author → contact module</text:p>
      <text:p text:style-name="P3"/>
      <text:p text:style-name="P3">reference</text:p>
      <text:list text:style-name="L8">
        <text:list-item>
          <text:p text:style-name="P7">Form with notebook</text:p>
        </text:list-item>
        <text:list-item>
          <text:p text:style-name="P7">Person details</text:p>
        </text:list-item>
        <text:list-item>
          <text:p text:style-name="P5">One2many relationships</text:p>
        </text:list-item>
      </text:list>
      <text:p text:style-name="P8"/>
      <text:p text:style-name="P8"><text:soft-page-break/>search globally</text:p>
      <text:p text:style-name="P8"/>
      <text:p text:style-name="P8">(0, 0,</text:p>
      <text:p text:style-name="P8">(1,</text:p>
      <text:p text:style-name="P8">(2,</text:p>
      <text:p text:style-name="P8">(6,</text:p>
      <text:p text:style-name="P8">@api.depends</text:p>
      <text:p text:style-name="P8">def create(</text:p>
      <text:p text:style-name="P8">def write(</text:p>
      <text:p text:style-name="P8">One2many(</text:p>
      <text:p text:style-name="P8"/>
      <text:p text:style-name="P8">addons/account/models/account_move.py</text:p>
      <text:p text:style-name="P8"/>
      <text:p text:style-name="P9"><text:span text:style-name="T2">assignment 4<text:line-break/></text:span>📌 sale.order &amp; sale.order.line</text:p>
      <text:p text:style-name="P9"/>
      <text:p text:style-name="P8">need commands.</text:p>
      <text:p text:style-name="P8">from odoo import Command</text:p>
      <text:p text:style-name="P8">Command.create({...})</text:p>
      <text:p text:style-name="P8">Command.update(id, {...})</text:p>
      <text:p text:style-name="P8">Command.delete(id)</text:p>
      <text:p text:style-name="P3"/>
      <text:p text:style-name="P10">entry point</text:p>
      <text:p text:style-name="P3">Button → method</text:p>
      <text:list text:style-name="L12">
        <text:list-item>
          <text:p text:style-name="P14">Field → compute method</text:p>
        </text:list-item>
      </text:list>
      <text:list text:style-name="L13">
        <text:list-item>
          <text:p text:style-name="P15">Create → <text:span text:style-name="Source_20_Text">create()</text:span></text:p>
        </text:list-item>
      </text:list>
      <text:list text:style-name="L14">
        <text:list-item>
          <text:p text:style-name="P16">Update → <text:span text:style-name="Source_20_Text">write()</text:span></text:p>
        </text:list-item>
      </text:list>
      <text:list text:style-name="L15">
        <text:list-item>
          <text:p text:style-name="P17">Delete → <text:span text:style-name="Source_20_Text">unlink()</text:span></text:p>
        </text:list-item>
      </text:list>
      <text:list text:style-name="L16">
        <text:list-item>
          <text:p text:style-name="P18">Cron → scheduled method</text:p>
        </text:list-item>
      </text:list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2"><text:span text:style-name="T3">search this<text:line-break/></text:span>Model name</text:p>
      <text:list text:style-name="L9">
        <text:list-item>
          <text:p text:style-name="P11">Method name</text:p>
        </text:list-item>
        <text:list-item>
          <text:p text:style-name="P11">Field name</text:p>
        </text:list-item>
        <text:list-item>
          <text:p text:style-name="P11">XML ID</text:p>
        </text:list-item>
        <text:list-item>
          <text:p text:style-name="P11">Error message text</text:p>
        </text:list-item>
        <text:list-item>
          <text:p text:style-name="P11">Button name</text:p>
        </text:list-item>
      </text:list>
      <text:p text:style-name="P10">Model name (sale.order)</text:p>
      <text:list text:style-name="L10">
        <text:list-item>
          <text:p text:style-name="P13">Method name (action_confirm)</text:p>
        </text:list-item>
        <text:list-item>
          <text:p text:style-name="P13">Field name (partner_id)</text:p>
        </text:list-item>
        <text:list-item>
          <text:p text:style-name="P13">XML ID (sale_order_form)</text:p>
        </text:list-item>
        <text:list-item>
          <text:p text:style-name="P13">Error message ka text</text:p>
        </text:list-item>
        <text:list-item>
          <text:p text:style-name="P13">_inherit ya _name</text:p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21:49:32.491769597</meta:creation-date>
    <dc:date>2026-02-11T23:07:33.699651268</dc:date>
    <meta:editing-duration>PT5M13S</meta:editing-duration>
    <meta:editing-cycles>1</meta:editing-cycles>
    <meta:document-statistic meta:table-count="1" meta:image-count="0" meta:object-count="0" meta:page-count="3" meta:paragraph-count="70" meta:word-count="181" meta:character-count="1291" meta:non-whitespace-character-count="1200"/>
    <meta:generator>LibreOffice/24.2.7.2$Linux_X86_64 LibreOffice_project/420$Build-2</meta:generator>
  </office:meta>
</office:document-meta>
</file>